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84ba8b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5pt" fo:font-weight="normal" officeooo:rsid="00834be0" officeooo:paragraph-rsid="0084ba8b" style:font-size-asian="13.1000003814697pt" style:font-weight-asian="normal" style:font-size-complex="15pt" style:font-weight-complex="normal"/>
    </style:style>
    <style:style style:name="P4" style:family="paragraph" style:parent-style-name="Text_20_body" style:list-style-name="L2">
      <style:paragraph-properties fo:text-align="start" style:justify-single-word="false"/>
      <style:text-properties fo:font-size="15pt" fo:font-weight="normal" officeooo:rsid="00804f41" officeooo:paragraph-rsid="00804f41" style:font-size-asian="13.1000003814697pt" style:font-weight-asian="normal" style:font-size-complex="15pt" style:font-weight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fo:font-size="15pt" fo:font-weight="normal" officeooo:rsid="007e9a34" officeooo:paragraph-rsid="007e9a34" style:font-size-asian="13.1000003814697pt" style:font-weight-asian="normal" style:font-size-complex="15pt" style:font-weight-complex="normal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5pt" fo:font-weight="normal" officeooo:rsid="0081fdc0" officeooo:paragraph-rsid="0081fdc0" style:font-size-asian="13.1000003814697pt" style:font-weight-asian="normal" style:font-size-complex="15pt" style:font-weight-complex="normal"/>
    </style:style>
    <style:style style:name="P7" style:family="paragraph" style:parent-style-name="Text_20_body" style:list-style-name="L2">
      <style:paragraph-properties fo:text-align="start" style:justify-single-word="false"/>
      <style:text-properties fo:font-size="15pt" fo:font-weight="normal" officeooo:rsid="0085477e" officeooo:paragraph-rsid="0085477e" style:font-size-asian="13.1000003814697pt" style:font-weight-asian="normal" style:font-size-complex="15pt" style:font-weight-complex="normal"/>
    </style:style>
    <style:style style:name="P8" style:family="paragraph" style:parent-style-name="Text_20_body" style:list-style-name="L2">
      <style:paragraph-properties fo:text-align="start" style:justify-single-word="false"/>
      <style:text-properties fo:font-size="15pt" fo:font-weight="normal" officeooo:rsid="00834be0" officeooo:paragraph-rsid="00834be0" style:font-size-asian="13.1000003814697pt" style:font-weight-asian="normal" style:font-size-complex="15pt" style:font-weight-complex="normal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863654" officeooo:paragraph-rsid="00863654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8195c3" officeooo:paragraph-rsid="008195c3"/>
    </style:style>
    <style:style style:name="T1" style:family="text">
      <style:text-properties fo:font-weight="bold" officeooo:rsid="00328257"/>
    </style:style>
    <style:style style:name="T2" style:family="text">
      <style:text-properties officeooo:rsid="00328257"/>
    </style:style>
    <style:style style:name="T3" style:family="text">
      <style:text-properties officeooo:rsid="007c6357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7d0706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7d7818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81fdc0" style:font-size-asian="13.1000003814697pt" style:font-weight-asian="normal" style:font-size-complex="15pt" style:font-weight-complex="normal"/>
    </style:style>
    <style:style style:name="T8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873764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officeooo:rsid="00894c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Regular Expressions</text:span> Learning</text:p>
      <text:p text:style-name="P1"/>
      <text:list xml:id="list1115087295" text:style-name="L3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5:59:19.940137620</dc:date>
    <meta:editing-duration>PT7H35M41S</meta:editing-duration>
    <meta:editing-cycles>106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29" meta:non-whitespace-character-count="27"/>
  </office:meta>
</office:document-meta>
</file>